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4375in" style:rel-column-width="630*"/>
    </style:style>
    <style:style style:name="Table1.B" style:family="table-column">
      <style:table-column-properties style:column-width="0.6979in" style:rel-column-width="1005*"/>
    </style:style>
    <style:style style:name="Table1.C" style:family="table-column">
      <style:table-column-properties style:column-width="2.8854in" style:rel-column-width="4155*"/>
    </style:style>
    <style:style style:name="Table1.D" style:family="table-column">
      <style:table-column-properties style:column-width="2.6715in" style:rel-column-width="384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 style:list-style-name="L1">
      <style:text-properties fo:language="en" fo:country="GB"/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 style:list-style-name="L1">
      <style:text-properties fo:language="en" fo:country="GB"/>
    </style:style>
    <style:style style:name="P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Temperature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version history <text:tab/>1</text:p>
          <text:p text:style-name="P5">introduction<text:tab/>1</text:p>
          <text:p text:style-name="P9">technical contact information:<text:tab/>2</text:p>
          <text:p text:style-name="P9">Commercial contact information: <text:tab/>2</text:p>
          <text:p text:style-name="P5">Design sources / info <text:tab/>2</text:p>
          <text:p text:style-name="P9">Addressing and programming<text:tab/>2</text:p>
          <text:p text:style-name="P9">Identification ( eeprom contents) <text:tab/>3</text:p>
          <text:p text:style-name="P5">Status<text:tab/>3</text:p>
          <text:p text:style-name="P9">PCB <text:tab/>3</text:p>
          <text:p text:style-name="P9">Impovements<text:tab/>4</text:p>
          <text:p text:style-name="P9">software<text:tab/>4</text:p>
        </text:index-body>
      </text:table-of-content>
      <text:p text:style-name="Text_20_body"/>
      <text:h text:style-name="Heading_20_2" text:outline-level="2">version history </text:h>
      <text:p text:style-name="P1">version : 20161117 <text:s/>V2.4 </text:p>
      <text:p text:style-name="P1"><text:tab/><text:tab/>added info about the eeprom contents </text:p>
      <text:p text:style-name="P1"><text:tab/><text:tab/>new PCB layout </text:p>
      <text:p text:style-name="P1"><text:tab/><text:tab/>Last saved <text:s/>date : <text:modification-date style:data-style-name="N75">28 Feb 2017</text:modification-date> <text:s/><text:modification-time style:data-style-name="N41">18:23:13</text:modification-time></text:p>
      <text:p text:style-name="P1"/>
      <text:p text:style-name="P1">version : 20161117 <text:s/>V2.3 version used for PCB production ( and H Sensor) </text:p>
      <text:p text:style-name="P1"><text:tab/></text:p>
      <text:p text:style-name="P1">version : 20161117 <text:s/>V2.0 <text:s/>initial version of schematic and board layout <text:line-break/><text:tab/><text:tab/>not yet for production <text:s/></text:p>
      <text:p text:style-name="P1"><text:tab/><text:tab/></text:p>
      <text:p text:style-name="P1"/>
      <text:p text:style-name="P1">version nov <text:s text:c="4"/>Vx.1 <text:s/>version without layout. <text:s/>no doc</text:p>
      <text:p text:style-name="P1"/>
      <text:p text:style-name="P1">As there was for SM1 also a project with almost the same name and function ( but SPI interface) this project starts with version 2.0 </text:p>
      <text:p text:style-name="P1"/>
      <text:h text:style-name="Heading_20_2" text:outline-level="2">introduction</text:h>
      <text:p text:style-name="P1"/>
      <text:p text:style-name="P1">In this folder you find information for the assemblage the temperatuur sensor circuit for the SOLID <text:s/>project. </text:p>
      <text:p text:style-name="P1"/>
      <text:p text:style-name="P1">The PCB is created with the Eagle software form CADSoft ( Autodesk) <text:s/></text:p>
      <text:p text:style-name="P1"/>
      <text:p text:style-name="P1">This project is related to the SOLID <text:s/>humidity sensor. </text:p>
      <text:p text:style-name="P1"/>
      <text:p text:style-name="P1">Dimension of the board is <text:s/>~ 13 x 20 mm </text:p>
      <text:p text:style-name="P1"/>
      <text:p text:style-name="P1"><text:soft-page-break/>On the board there is a voltage regulator but this is normally not used and the resistor R1 of 0 ohm has to be mounted. <text:line-break/>In that case the max voltage is 5 V. <text:s/>But nominal is 3.3 V. <text:line-break/>In case the LDO is used the max voltage is 5.5 V. <text:s/>But the I2C lines are still between 3.3 and 0 V. <text:line-break/>The LDO circuit is only tested with a 400 ohm load <text:s/>not with the temperature sensor.</text:p>
      <text:p text:style-name="P1"/>
      <text:p text:style-name="P1">There are no pull ups on the I2C line. <text:s/>Standard is 100 kHz I2C bus. </text:p>
      <text:p text:style-name="P1"/>
      <text:p text:style-name="P2">For full operation see the <text:s/>data sheet of the temperature sensor in the doc directory </text:p>
      <text:p text:style-name="P2"/>
      <text:p text:style-name="P1"/>
      <text:p text:style-name="Standard"><text:span text:style-name="T1">The connector used, is of the family <text:s/>micro-match 6 sockets. <text:s/>The corresponding wire pin connector </text:span><text:span text:style-name="T1">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.</text:p>
      <text:p text:style-name="Standard"/>
      <text:p text:style-name="Standard">If only 4 wires are connected,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p text:style-name="Standard"/>
      <text:p text:style-name="Standard"/>
      <text:p text:style-name="Standard"/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6" text:outline-level="2">Design sources / info </text:h>
      <text:p text:style-name="P3"/>
      <text:list xml:id="list5863185821766847350" text:style-name="L1">
        <text:list-item>
          <text:p text:style-name="P4">SOLID_TSENSOR_sch.pdf <text:s/>SOLID_HSENSOR_brd.pdf <text:s text:c="2"/>pdf files of the design.</text:p>
        </text:list-item>
        <text:list-item>
          <text:p text:style-name="P4">SOLID_TSENSOR_info.odt <text:s/>this file. <text:s/></text:p>
        </text:list-item>
        <text:list-item>
          <text:p text:style-name="P4">SOLID_TSENSOR_info.pdf <text:s/>this file in pdf format</text:p>
        </text:list-item>
        <text:list-item>
          <text:p text:style-name="P4">SOLID_TSENSOR_bom.csv/ods <text:s text:c="2"/>bill of material </text:p>
        </text:list-item>
        <text:list-item>
          <text:p text:style-name="P4">SOLID_TSENSOR_cmploc.pdf <text:s/>location of the components on the PCB</text:p>
        </text:list-item>
        <text:list-item>
          <text:p text:style-name="P8">directory doc : data sheet </text:p>
        </text:list-item>
        <text:list-item>
          <text:p text:style-name="P8">directory prodinfo <text:s/>: <text:s/>pcb layout and gerber files sent to SEED for PCB production</text:p>
        </text:list-item>
      </text:list>
      <text:p text:style-name="P1"/>
      <text:h text:style-name="Heading_20_3" text:outline-level="3">Addressing and programming</text:h>
      <text:p text:style-name="Text_20_body"/>
      <text:p text:style-name="Text_20_body"><text:soft-page-break/>For production all address resistors will be <text:s/>placed .</text:p>
      <text:p text:style-name="Text_20_body">In case the address line has to be "0" one has to remove the 10 K resistor on the top. ( to be verified , most likely <text:s/>it is not needed to remove the resistor) . </text:p>
      <text:p text:style-name="Text_20_body">In case the addres line has to be "1" <text:s/>the 1 K resistor has to be removed. </text:p>
      <text:p text:style-name="Text_20_body"/>
      <text:p text:style-name="Text_20_body">The testpins T0 .. T2 <text:s/>are used in case one wants to lock the ee-prom . <text:s/>For the usage in SOLID the ee-prom will be used as electronic identification and so will be locked.</text:p>
      <text:h text:style-name="Heading_20_3" text:outline-level="3">Identification ( eeprom contents) </text:h>
      <text:p text:style-name="Text_20_body">all pages are written as C string , including the <text:s/>\0 char . So there are 15 ( 14..0) <text:s/>char's per page</text:p>
      <text:p text:style-name="Text_20_body">(the character ' is used for formatting reasons and should be ignorred)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page</text:p>
          </table:table-cell>
          <table:table-cell table:style-name="Table1.A1" office:value-type="string">
            <text:p text:style-name="Table_20_Contents">char nr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values <text:s/>for brd nr 5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B2" office:value-type="string">
            <text:p text:style-name="Table_20_Contents">14..4</text:p>
          </table:table-cell>
          <table:table-cell table:style-name="Table1.B2" office:value-type="string">
            <text:p text:style-name="Table_20_Contents">Unic type ID</text:p>
          </table:table-cell>
          <table:table-cell table:style-name="Table1.D2" office:value-type="string">
            <text:p text:style-name="Table_20_Contents">SOLTEMPERAT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B2" office:value-type="string">
            <text:p text:style-name="Table_20_Contents">'3..0 </text:p>
          </table:table-cell>
          <table:table-cell table:style-name="Table1.B2" office:value-type="string">
            <text:p text:style-name="Table_20_Contents">version ( component version) </text:p>
          </table:table-cell>
          <table:table-cell table:style-name="Table1.D2" office:value-type="string">
            <text:p text:style-name="Table_20_Contents">'0231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14..0</text:p>
          </table:table-cell>
          <table:table-cell table:style-name="Table1.B2" office:value-type="string">
            <text:p text:style-name="Table_20_Contents">serial nr</text:p>
          </table:table-cell>
          <table:table-cell table:style-name="Table1.D2" office:value-type="string">
            <text:p text:style-name="Table_20_Contents">'5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14..7</text:p>
          </table:table-cell>
          <table:table-cell table:style-name="Table1.B2" office:value-type="string">
            <text:p text:style-name="Table_20_Contents">programming date ( assumes tested) </text:p>
          </table:table-cell>
          <table:table-cell table:style-name="Table1.D5" office:value-type="float" office:value="20170117">
            <text:p text:style-name="Table_20_Contents">20170117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'6..4</text:p>
          </table:table-cell>
          <table:table-cell table:style-name="Table1.B2" office:value-type="string">
            <text:p text:style-name="Table_20_Contents">flavor</text:p>
          </table:table-cell>
          <table:table-cell table:style-name="Table1.D2" office:value-type="string">
            <text:p text:style-name="Table_20_Contents">...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'3..1</text:p>
          </table:table-cell>
          <table:table-cell table:style-name="Table1.B2" office:value-type="string">
            <text:p text:style-name="Table_20_Contents">PCB version</text:p>
          </table:table-cell>
          <table:table-cell table:style-name="Table1.D2" office:value-type="string">
            <text:p text:style-name="Table_20_Contents">'0230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14..9</text:p>
          </table:table-cell>
          <table:table-cell table:style-name="Table1.B2" office:value-type="string">
            <text:p text:style-name="Table_20_Contents">temperature correction</text:p>
          </table:table-cell>
          <table:table-cell table:style-name="Table1.D2" office:value-type="string">
            <text:p text:style-name="Table_20_Contents">'1.0500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spac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'7..1</text:p>
          </table:table-cell>
          <table:table-cell table:style-name="Table1.B2" office:value-type="string">
            <text:p text:style-name="Table_20_Contents">calibration temperature</text:p>
          </table:table-cell>
          <table:table-cell table:style-name="Table1.D2" office:value-type="string">
            <text:p text:style-name="Table_20_Contents">'23.300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Text_20_body">The I2C address is not related to the serial nr. </text:p>
      <text:p text:style-name="Text_20_body"/>
      <text:h text:style-name="Heading_20_2" text:outline-level="2">Status</text:h>
      <text:p text:style-name="Text_20_body"/>
      <text:h text:style-name="Heading_20_3" text:outline-level="3">PCB </text:h>
      <text:p text:style-name="Text_20_body">The 7x <text:s/>PCB <text:s/>v2.3 <text:s/>was grouped in one PCB together with 3 H Sensors. <text:s/>To get the device ID's correct an extra layer was created for the silk screen ( so the device nr don't change when copieng th layout).</text:p>
      <text:p text:style-name="Text_20_body">There are no scoring on the boards so the individual boards has to be sawed .</text:p>
      <text:p text:style-name="Text_20_body">Tested is only the version without the regulator. </text:p>
      <text:p text:style-name="Text_20_body">ee-prom locking is not tested </text:p>
      <text:p text:style-name="Text_20_body"><text:soft-page-break/></text:p>
      <text:h text:style-name="Heading_20_3" text:outline-level="3">Impovements</text:h>
      <text:p text:style-name="Text_20_body">When more then one <text:span text:style-name="T1">SOLID_TSENSOR sensor is connected to a flat cable the alert lines are tight together. <text:s/>As this is an open drain it is not a electrical problem, <text:s/><text:line-break/>But one could put 0 resistors between the alert pin and the connector pin 5 and 6 to have some more <text:s/>flexibility. </text:span></text:p>
      <text:p text:style-name="P3">Implemented in PCB version 2.4</text:p>
      <text:h text:style-name="Heading_20_3" text:outline-level="3">software</text:h>
      <text:p text:style-name="Text_20_body"/>
      <text:p text:style-name="Text_20_body">There exist a class to read the board <text:s/>via the I2C.</text:p>
      <text:p text:style-name="Text_20_body">https://developer.mbed.org/users/wbeaumont/code/AT30TSE752TST/ </text:p>
      <text:p text:style-name="Text_20_body">This software is tested with the first 6 boards . <text:s text:c="3"/>One board is failing on writing to the ee-prom<text:line-break/>It can read the temperature in the highest resolution and also can read and write to the ee-prom.<text:line-break/>It also can lock the ee-prom <text:line-break/></text:p>
      <text:p text:style-name="Text_20_body">It also has methods forsetting config registers volatile as none volataile <text:s/>locking etc. <text:s/>But most of these fuction are not tested <text:s/>(yet )</text:p>
      <text:p text:style-name="Text_20_body"/>
      <text:h text:style-name="Heading_20_3" text:outline-level="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Temperature Sensor</text:title> <text:s/>file: <text:file-name text:display="name-and-extension">SOLID_TSENSOR_info.odt</text:file-name> wim.beaumont@uantwerpen.b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6M5S</meta:editing-duration>
    <meta:editing-cycles>17</meta:editing-cycles>
    <meta:generator>OpenOffice/4.1.1$Win32 OpenOffice.org_project/411m6$Build-9775</meta:generator>
    <dc:date>2017-02-28T18:23:12.66</dc:date>
    <dc:creator>Wim Beaumont</dc:creator>
    <dc:title>SOLID Temperature Sensor</dc:title>
    <meta:document-statistic meta:table-count="1" meta:image-count="0" meta:object-count="0" meta:page-count="4" meta:paragraph-count="112" meta:word-count="853" meta:character-count="4847"/>
    <meta:user-defined meta:name="Info 1"/>
    <meta:user-defined meta:name="Info 2"/>
    <meta:user-defined meta:name="Info 3"/>
    <meta:user-defined meta:name="Info 4"/>
  </office:meta>
</office:document-meta>
</file>